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75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" style:family="table-cell" style:parent-style-name="Default">
      <style:table-cell-properties fo:wrap-option="wrap" style:vertical-align="middl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72" style:family="table-cell" style:parent-style-name="Default"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2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00e7e9"/>
    </style:style>
    <style:style style:name="ce84" style:family="table-cell" style:parent-style-name="Default">
      <style:table-cell-properties fo:background-color="#f10d0c"/>
    </style:style>
    <style:style style:name="ce85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ext-properties style:font-name="Arial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37"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6" style:family="table-cell" style:parent-style-name="Default" style:data-style-name="N0"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</style:style>
    <style:style style:name="ce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2" style:family="table-cell" style:parent-style-name="Default">
      <style:table-cell-properties fo:wrap-option="wrap" style:vertical-align="middl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59" style:family="table-cell" style:parent-style-name="Default"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101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02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00e7e9"/>
    </style:style>
    <style:style style:name="ce104" style:family="table-cell" style:parent-style-name="Default">
      <style:table-cell-properties fo:background-color="#f10d0c"/>
    </style:style>
    <style:style style:name="ce105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ext-properties style:font-name="Arial"/>
    </style:style>
    <style:style style:name="ce1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ext-properties style:font-name="Arial" fo:font-size="12pt" style:font-size-asian="12pt" style:font-size-complex="12pt"/>
    </style:style>
    <style:style style:name="ce12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2" style:family="table-cell" style:parent-style-name="Default" style:data-style-name="N0">
      <style:text-properties style:font-name="Arial" fo:font-size="12pt" style:font-size-asian="12pt" style:font-size-complex="12pt"/>
    </style:style>
    <style:style style:name="ce12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44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3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45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51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51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52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52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52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61"/>
        <table:table-column table:style-name="co3" table:default-cell-style-name="ce61"/>
        <table:table-column table:style-name="co4" table:default-cell-style-name="ce64"/>
        <table:table-column table:style-name="co1" table:default-cell-style-name="ce59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53" office:value-type="string" calcext:value-type="string" table:number-columns-spanned="2" table:number-rows-spanned="1">
            <text:p>Tendência</text:p>
          </table:table-cell>
          <table:covered-table-cell table:style-name="ce59"/>
          <table:table-cell table:number-columns-repeated="3"/>
          <table:table-cell table:style-name="ce59" office:value-type="string" calcext:value-type="string">
            <text:p>Ação</text:p>
          </table:table-cell>
          <table:table-cell table:style-name="ce59" office:value-type="string" calcext:value-type="string">
            <text:p>Setor</text:p>
          </table:table-cell>
          <table:table-cell table:style-name="ce59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style-name="ce59" office:value-type="string" calcext:value-type="string">
            <text:p>Ação</text:p>
          </table:table-cell>
          <table:table-cell table:style-name="ce105"/>
          <table:table-cell table:style-name="ce106"/>
        </table:table-row>
        <table:table-row table:style-name="ro6">
          <table:table-cell table:style-name="ce54"/>
          <table:table-cell table:style-name="ce59" office:value-type="string" calcext:value-type="string">
            <text:p>Baixa</text:p>
          </table:table-cell>
          <table:table-cell table:number-columns-repeated="3"/>
          <table:table-cell table:style-name="ce60" office:value-type="string" calcext:value-type="string">
            <text:p>JBSS3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55"/>
          <table:table-cell table:style-name="ce59" office:value-type="string" calcext:value-type="string">
            <text:p>Alta</text:p>
          </table:table-cell>
          <table:table-cell table:number-columns-repeated="3"/>
          <table:table-cell table:style-name="ce60" office:value-type="string" calcext:value-type="string">
            <text:p>MRFG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56"/>
          <table:table-cell table:style-name="ce59" office:value-type="string" calcext:value-type="string">
            <text:p>Lateral / Indeferido</text:p>
          </table:table-cell>
          <table:table-cell table:number-columns-repeated="3"/>
          <table:table-cell table:style-name="ce60" office:value-type="string" calcext:value-type="string">
            <text:p>ASAI3</text:p>
          </table:table-cell>
          <table:table-cell table:style-name="ce63" office:value-type="float" office:value="1" calcext:value-type="float">
            <text:p>1</text:p>
          </table:table-cell>
          <table:table-cell table:style-name="ce99"/>
          <table:table-cell table:number-columns-repeated="4"/>
        </table:table-row>
        <table:table-row table:style-name="ro6">
          <table:table-cell table:style-name="ce57"/>
          <table:table-cell table:style-name="ce59" office:value-type="string" calcext:value-type="string">
            <text:p>Perto da área de venda</text:p>
          </table:table-cell>
          <table:table-cell table:number-columns-repeated="3"/>
          <table:table-cell table:style-name="ce60" office:value-type="string" calcext:value-type="string">
            <text:p>MDIA3</text:p>
          </table:table-cell>
          <table:table-cell table:style-name="ce63" office:value-type="float" office:value="1" calcext:value-type="float">
            <text:p>1</text:p>
          </table:table-cell>
          <table:table-cell table:style-name="ce10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style-name="ce58"/>
          <table:table-cell table:style-name="ce59" office:value-type="string" calcext:value-type="string">
            <text:p>Perto da área de compra</text:p>
          </table:table-cell>
          <table:table-cell table:number-columns-repeated="3"/>
          <table:table-cell table:style-name="ce60" office:value-type="string" calcext:value-type="string">
            <text:p>BRFS3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60" office:value-type="string" calcext:value-type="string">
            <text:p>KLBN11</text:p>
          </table:table-cell>
          <table:table-cell table:style-name="ce63" office:value-type="float" office:value="2" calcext:value-type="float">
            <text:p>2</text:p>
          </table:table-cell>
          <table:table-cell table:style-name="ce10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CSNA3</text:p>
          </table:table-cell>
          <table:table-cell table:style-name="ce63" office:value-type="float" office:value="2" calcext:value-type="float">
            <text:p>2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B3SA3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office:value-type="string" calcext:value-type="string">
            <text:p>COMPRA MODERADA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WEGE3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PERAR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BBDC3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PARD3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ENGI11</text:p>
          </table:table-cell>
          <table:table-cell table:style-name="ce63"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TAEE11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2" office:value-type="string" calcext:value-type="string">
            <text:p>ALUP11</text:p>
          </table:table-cell>
          <table:table-cell table:style-name="ce62" office:value-type="float" office:value="7" calcext:value-type="float">
            <text:p>7</text:p>
          </table:table-cell>
          <table:table-cell table:style-name="ce101"/>
          <table:table-cell table:number-columns-repeated="4"/>
        </table:table-row>
        <table:table-row table:style-name="ro6">
          <table:table-cell table:number-columns-repeated="5"/>
          <table:table-cell table:style-name="ce60" office:value-type="string" calcext:value-type="string">
            <text:p>ELET6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table:style-name="ce60" office:value-type="string" calcext:value-type="string">
            <text:p>PETR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PRIO3</text:p>
          </table:table-cell>
          <table:table-cell table:style-name="ce63" office:value-type="float" office:value="9" calcext:value-type="float">
            <text:p>9</text:p>
          </table:table-cell>
          <table:table-cell table:style-name="ce102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CRFB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ARZZ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SOMA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MRVE3</text:p>
          </table:table-cell>
          <table:table-cell table:style-name="Default"/>
          <table:table-cell table:style-name="ce104"/>
          <table:table-cell table:style-name="Default"/>
          <table:table-cell office:value-type="string" calcext:value-type="string">
            <text:p>COMPRA FORTE (longo prazo)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CYRE3</text:p>
          </table:table-cell>
          <table:table-cell table:style-name="Default"/>
          <table:table-cell table:style-name="ce104"/>
          <table:table-cell table:style-name="Default"/>
          <table:table-cell office:value-type="string" calcext:value-type="string">
            <text:p>COMPRA </text:p>
          </table:table-cell>
          <table:table-cell table:number-columns-repeated="2"/>
        </table:table-row>
      </table:table>
      <table:table table:name="Setores das ações analisadas" table:style-name="ta1">
        <table:table-column table:style-name="co1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default-cell-style-name="ce59"/>
        <table:table-column table:style-name="co9" table:default-cell-style-name="ce59"/>
        <table:table-column table:style-name="co10" table:default-cell-style-name="ce59"/>
        <table:table-column table:style-name="co4" table:default-cell-style-name="ce59"/>
        <table:table-column table:style-name="co1" table:default-cell-style-name="ce59"/>
        <table:table-column table:style-name="co11" table:default-cell-style-name="ce59"/>
        <table:table-column table:style-name="co1" table:number-columns-repeated="16373" table:default-cell-style-name="ce59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10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109"/>
          <table:table-cell table:number-columns-repeated="16378"/>
        </table:table-row>
        <table:table-row table:style-name="ro6">
          <table:table-cell table:style-name="ce53" office:value-type="string" calcext:value-type="string" table:number-columns-spanned="3" table:number-rows-spanned="1">
            <text:p>Setor</text:p>
          </table:table-cell>
          <table:covered-table-cell table:number-columns-repeated="2" table:style-name="ce109"/>
          <table:table-cell table:style-name="ce113" office:value-type="string" calcext:value-type="string">
            <text:p>ID</text:p>
          </table:table-cell>
          <table:table-cell table:style-name="Default"/>
          <table:table-cell table:style-name="ce109"/>
          <table:table-cell table:style-name="ce116"/>
          <table:table-cell table:style-name="ce117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61"/>
          <table:table-cell table:style-name="ce109" office:value-type="float" office:value="1" calcext:value-type="float">
            <text:p>1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61"/>
          <table:table-cell table:style-name="ce60" office:value-type="float" office:value="2" calcext:value-type="float">
            <text:p>2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61"/>
          <table:table-cell table:style-name="ce114" office:value-type="float" office:value="3" calcext:value-type="float">
            <text:p>3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61"/>
          <table:table-cell table:style-name="ce60" office:value-type="float" office:value="4" calcext:value-type="float">
            <text:p>4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61"/>
          <table:table-cell table:style-name="ce109" office:value-type="float" office:value="5" calcext:value-type="float">
            <text:p>5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61"/>
          <table:table-cell table:style-name="ce60" office:value-type="float" office:value="6" calcext:value-type="float">
            <text:p>6</text:p>
          </table:table-cell>
          <table:table-cell table:style-name="Default"/>
          <table:table-cell table:style-name="ce109"/>
          <table:table-cell table:style-name="ce116" table:number-columns-repeated="3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61"/>
          <table:table-cell table:style-name="ce60" office:value-type="float" office:value="7" calcext:value-type="float">
            <text:p>7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61"/>
          <table:table-cell table:style-name="ce60" office:value-type="float" office:value="8" calcext:value-type="float">
            <text:p>8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61"/>
          <table:table-cell table:style-name="ce109" office:value-type="float" office:value="9" calcext:value-type="float">
            <text:p>9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61"/>
          <table:table-cell table:style-name="ce60" office:value-type="float" office:value="10" calcext:value-type="float">
            <text:p>10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61"/>
          <table:table-cell table:style-name="ce60" office:value-type="float" office:value="11" calcext:value-type="float">
            <text:p>11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61"/>
          <table:table-cell table:style-name="ce60" office:value-type="float" office:value="12" calcext:value-type="float">
            <text:p>12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61"/>
          <table:table-cell table:style-name="ce109" office:value-type="float" office:value="13" calcext:value-type="float">
            <text:p>13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61"/>
          <table:table-cell table:style-name="ce60" office:value-type="float" office:value="14" calcext:value-type="float">
            <text:p>14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61"/>
          <table:table-cell table:style-name="ce60" office:value-type="float" office:value="15" calcext:value-type="float">
            <text:p>15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61"/>
          <table:table-cell table:style-name="ce60" office:value-type="float" office:value="16" calcext:value-type="float">
            <text:p>16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61"/>
          <table:table-cell table:style-name="ce109" office:value-type="float" office:value="17" calcext:value-type="float">
            <text:p>17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61"/>
          <table:covered-table-cell/>
          <table:table-cell table:style-name="ce60" office:value-type="float" office:value="18" calcext:value-type="float">
            <text:p>18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61"/>
          <table:covered-table-cell/>
          <table:table-cell table:style-name="ce60" office:value-type="float" office:value="19" calcext:value-type="float">
            <text:p>19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61"/>
          <table:covered-table-cell/>
          <table:table-cell table:style-name="ce60" office:value-type="float" office:value="20" calcext:value-type="float">
            <text:p>20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61"/>
          <table:covered-table-cell/>
          <table:table-cell table:style-name="ce109" office:value-type="float" office:value="21" calcext:value-type="float">
            <text:p>21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61"/>
          <table:covered-table-cell/>
          <table:table-cell table:style-name="ce60" office:value-type="float" office:value="22" calcext:value-type="float">
            <text:p>22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61"/>
          <table:covered-table-cell/>
          <table:table-cell table:style-name="ce60" office:value-type="float" office:value="23" calcext:value-type="float">
            <text:p>23</text:p>
          </table:table-cell>
          <table:table-cell table:style-name="ce109" table:number-columns-repeated="5"/>
          <table:table-cell table:number-columns-repeated="16375"/>
        </table:table-row>
        <table:table-row table:style-name="ro6">
          <table:table-cell table:style-name="ce10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61"/>
          <table:covered-table-cell/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09"/>
          <table:table-cell table:style-name="ce60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5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110"/>
          <table:table-cell table:style-name="ce60" table:number-columns-repeated="2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09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4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12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2"/>
          <table:table-cell table:style-name="ce114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2" table:default-cell-style-name="ce59"/>
        <table:table-column table:style-name="co1" table:default-cell-style-name="ce59"/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" table:number-columns-repeated="16378" table:default-cell-style-name="ce59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11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53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4"/>
          <table:table-cell table:style-name="ce122"/>
          <table:table-cell table:number-columns-repeated="16379"/>
        </table:table-row>
        <table:table-row table:style-name="ro6">
          <table:table-cell office:value-type="string" calcext:value-type="string">
            <text:p>Investido</text:p>
          </table:table-cell>
          <table:table-cell table:formula="of:=SUM([.G34:.G36])" office:value-type="float" office:value="31700" calcext:value-type="float">
            <text:p>31700</text:p>
          </table:table-cell>
          <table:table-cell/>
          <table:table-cell office:value-type="string" calcext:value-type="string">
            <text:p>Preço pago</text:p>
          </table:table-cell>
          <table:table-cell office:value-type="string" calcext:value-type="string">
            <text:p>Preço atingid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Lucro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</text:p>
          </table:table-cell>
          <table:table-cell table:formula="of:=SUM([.H34:.H36])" office:value-type="float" office:value="1610" calcext:value-type="float">
            <text:p>1610</text:p>
          </table:table-cell>
          <table:table-cell/>
          <table:table-cell office:value-type="float" office:value="9.97" calcext:value-type="float">
            <text:p>9,97</text:p>
          </table:table-cell>
          <table:table-cell office:value-type="float" office:value="10.49" calcext:value-type="float">
            <text:p>10,49</text:p>
          </table:table-cell>
          <table:table-cell office:value-type="float" office:value="700" calcext:value-type="float">
            <text:p>700</text:p>
          </table:table-cell>
          <table:table-cell table:style-name="Default" table:formula="of:=[.F34]*[.D34]" office:value-type="float" office:value="6979" calcext:value-type="float">
            <text:p>6979</text:p>
          </table:table-cell>
          <table:table-cell table:formula="of:=([.E34]-[.D34])*[.F34]" office:value-type="float" office:value="364" calcext:value-type="float">
            <text:p>3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 percentual</text:p>
          </table:table-cell>
          <table:table-cell table:formula="of:=[.B34]*100/[.B33]" office:value-type="float" office:value="5.0788643533123" calcext:value-type="float">
            <text:p>5,0788643533123</text:p>
          </table:table-cell>
          <table:table-cell/>
          <table:table-cell office:value-type="float" office:value="26.56" calcext:value-type="float">
            <text:p>26,56</text:p>
          </table:table-cell>
          <table:table-cell office:value-type="float" office:value="28.66" calcext:value-type="float">
            <text:p>28,66</text:p>
          </table:table-cell>
          <table:table-cell office:value-type="float" office:value="300" calcext:value-type="float">
            <text:p>300</text:p>
          </table:table-cell>
          <table:table-cell table:style-name="Default" table:formula="of:=[.F35]*[.D35]" office:value-type="float" office:value="7968" calcext:value-type="float">
            <text:p>7968</text:p>
          </table:table-cell>
          <table:table-cell table:formula="of:=([.E35]-[.D35])*[.F35]" office:value-type="float" office:value="630.000000000001" calcext:value-type="float">
            <text:p>630,000000000001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office:value-type="float" office:value="15.23" calcext:value-type="float">
            <text:p>15,23</text:p>
          </table:table-cell>
          <table:table-cell table:style-name="Default" office:value-type="float" office:value="15.79" calcext:value-type="float">
            <text:p>15,79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table:formula="of:=[.F36]*[.D36]" office:value-type="float" office:value="16753" calcext:value-type="float">
            <text:p>16753</text:p>
          </table:table-cell>
          <table:table-cell table:formula="of:=([.E36]-[.D36])*[.F36]" office:value-type="float" office:value="615.999999999999" calcext:value-type="float">
            <text:p>615,999999999999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6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5" table:style-name="ta1"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TR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SI</text:p>
          </table:table-cell>
          <table:table-cell office:value-type="string" calcext:value-type="string">
            <text:p>Force Index</text:p>
          </table:table-cell>
          <table:table-cell office:value-type="string" calcext:value-type="string">
            <text:p>Compra</text:p>
          </table:table-cell>
          <table:table-cell/>
        </table:table-row>
        <table:table-row table:style-name="ro1">
          <table:table-cell table:style-name="ce127" office:value-type="date" office:date-value="2021-01-20" calcext:value-type="date">
            <text:p>20/01/21</text:p>
          </table:table-cell>
          <table:table-cell office:value-type="string" calcext:value-type="string">
            <text:p>Sobre compra</text:p>
          </table:table-cell>
          <table:table-cell table:number-columns-repeated="3"/>
        </table:table-row>
        <table:table-row table:style-name="ro1">
          <table:table-cell table:style-name="ce127" office:value-type="date" office:date-value="2021-03-09" calcext:value-type="date">
            <text:p>09/03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1-07-23" calcext:value-type="date">
            <text:p>23/07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1-09-20" calcext:value-type="date">
            <text:p>20/09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5-02" calcext:value-type="date">
            <text:p>02/05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6-15" calcext:value-type="date">
            <text:p>15/06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9-23" calcext:value-type="date">
            <text:p>23/09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11-08" calcext:value-type="date">
            <text:p>08/11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ETR3</text:p>
          </table:table-cell>
          <table:table-cell office:value-type="float" office:value="28.7" calcext:value-type="float">
            <text:p>28,7</text:p>
          </table:table-cell>
          <table:table-cell office:value-type="float" office:value="28.66" calcext:value-type="float">
            <text:p>28,66</text:p>
          </table:table-cell>
          <table:table-cell office:value-type="float" office:value="28.75" calcext:value-type="float">
            <text:p>28,75</text:p>
          </table:table-cell>
          <table:table-cell office:value-type="float" office:value="28.01" calcext:value-type="float">
            <text:p>28,01</text:p>
          </table:table-cell>
        </table:table-row>
        <table:table-row table:style-name="ro1">
          <table:table-cell office:value-type="string" calcext:value-type="string">
            <text:p>SOMA3</text:p>
          </table:table-cell>
          <table:table-cell office:value-type="float" office:value="10.38" calcext:value-type="float">
            <text:p>10,38</text:p>
          </table:table-cell>
          <table:table-cell office:value-type="float" office:value="9.78" calcext:value-type="float">
            <text:p>9,78</text:p>
          </table:table-cell>
          <table:table-cell office:value-type="float" office:value="10.38" calcext:value-type="float">
            <text:p>10,38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 office:value-type="string" calcext:value-type="string">
            <text:p>CRFB3</text:p>
          </table:table-cell>
          <table:table-cell office:value-type="float" office:value="15.66" calcext:value-type="float">
            <text:p>15,66</text:p>
          </table:table-cell>
          <table:table-cell office:value-type="float" office:value="15.2" calcext:value-type="float">
            <text:p>15,2</text:p>
          </table:table-cell>
          <table:table-cell office:value-type="float" office:value="15.72" calcext:value-type="float">
            <text:p>15,72</text:p>
          </table:table-cell>
          <table:table-cell office:value-type="float" office:value="15.06" calcext:value-type="float">
            <text:p>15,06</text:p>
          </table:table-cell>
        </table:table-row>
      </table:table>
      <table:named-expressions/>
      <table:database-ranges>
        <table:database-range table:name="__Anonymous_Sheet_DB__1" table:target-range-address="'Ações sendo analisadas'.F1:'Ações sendo analisadas'.I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8T07:58:50.396000000</dc:date>
    <meta:editing-duration>P4DT21H35M51S</meta:editing-duration>
    <meta:editing-cycles>163</meta:editing-cycles>
    <meta:generator>LibreOffice/7.4.0.3$Windows_X86_64 LibreOffice_project/f85e47c08ddd19c015c0114a68350214f7066f5a</meta:generator>
    <meta:document-statistic meta:table-count="5" meta:cell-count="470" meta:object-count="0"/>
  </office:meta>
</office:document-meta>
</file>